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9ec24" officeooo:paragraph-rsid="0009ec24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9ec24" officeooo:paragraph-rsid="0009ec24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9ec24" officeooo:paragraph-rsid="0009ec24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_BD</text:p>
      <text:p text:style-name="P1"/>
      <text:p text:style-name="P3">But : <text:tab/><text:span text:style-name="T1">Avoir un interface qui nous facilite l’écriture et la lecture dans la base de <text:tab/>donnée centrale</text:span></text:p>
      <text:p text:style-name="P3"><text:span text:style-name="T1"/></text:p>
      <text:p text:style-name="P3">Architecture </text:p>
      <text:p text:style-name="P3"/>
      <text:p text:style-name="P2">Correspondra à un wrapper pour base de donnée SQL.</text:p>
      <text:p text:style-name="P2">Chaque table sera vue comme une classe d’objet et chaque ligne comme une instance de cette classe.</text:p>
      <text:p text:style-name="P2">L’écriture ne commencera qu’après avoir lancé une méthode ‘commit’.</text:p>
      <text:p text:style-name="P2"/>
      <text:p text:style-name="P2">Dans le cadre de ce projet, nous utiliserons les outils proposés par Djang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10:05:36.624916790</meta:creation-date>
    <dc:date>2022-03-04T10:13:57.627313723</dc:date>
    <meta:editing-duration>PT8M21S</meta:editing-duration>
    <meta:editing-cycles>1</meta:editing-cycles>
    <meta:document-statistic meta:table-count="0" meta:image-count="0" meta:object-count="0" meta:page-count="1" meta:paragraph-count="7" meta:word-count="68" meta:character-count="410" meta:non-whitespace-character-count="346"/>
    <meta:generator>LibreOffice/6.4.7.2$Linux_X86_64 LibreOffice_project/40$Build-2</meta:generator>
  </office:meta>
</office:document-meta>
</file>